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fo:font-size="14pt" style:font-size-asian="14pt" style:font-size-complex="14pt"/>
    </style:style>
    <style:style style:name="P2" style:parent-style-name="Listeavsnitt" style:list-style-name="LFO1" style:family="paragraph"/>
    <style:style style:name="P3" style:parent-style-name="Listeavsnitt" style:list-style-name="LFO1" style:family="paragraph"/>
    <style:style style:name="P4" style:parent-style-name="Listeavsnitt" style:list-style-name="LFO1" style:family="paragraph"/>
    <style:style style:name="P5" style:parent-style-name="Listeavsnitt" style:list-style-name="LFO1" style:family="paragraph"/>
    <style:style style:name="P6" style:parent-style-name="Listeavsnitt" style:list-style-name="LFO1" style:family="paragraph"/>
    <style:style style:name="P7" style:parent-style-name="Listeavsnitt" style:list-style-name="LFO1" style:family="paragraph"/>
    <style:style style:name="P8" style:parent-style-name="Listeavsnitt" style:list-style-name="LFO1" style:family="paragraph"/>
    <style:style style:name="T9" style:parent-style-name="Standardskriftforavsnitt" style:family="text">
      <style:text-properties fo:language="nn" fo:country="NO"/>
    </style:style>
    <style:style style:name="T10" style:parent-style-name="Standardskriftforavsnitt" style:family="text">
      <style:text-properties fo:language="nn" fo:country="NO"/>
    </style:style>
    <style:style style:name="P11" style:parent-style-name="Listeavsnitt" style:list-style-name="LFO1" style:family="paragraph"/>
    <style:style style:name="P12" style:parent-style-name="Listeavsnitt" style:list-style-name="LFO1" style:family="paragraph"/>
    <style:style style:name="P13" style:parent-style-name="Listeavsnitt" style:list-style-name="LFO1" style:family="paragraph"/>
    <style:style style:name="P14" style:parent-style-name="Listeavsnitt" style:list-style-name="LFO1" style:family="paragraph"/>
    <style:style style:name="P15" style:parent-style-name="Listeavsnitt" style:list-style-name="LFO1" style:family="paragraph"/>
    <style:style style:name="P16" style:parent-style-name="Listeavsnitt" style:list-style-name="LFO1" style:family="paragraph"/>
    <style:style style:name="P17" style:parent-style-name="Listeavsnitt" style:list-style-name="LFO1" style:family="paragraph"/>
    <style:style style:name="P18" style:parent-style-name="Listeavsnitt" style:list-style-name="LFO1" style:family="paragraph"/>
    <style:style style:name="T19" style:parent-style-name="Standardskriftforavsnitt" style:family="text">
      <style:text-properties fo:font-size="8pt" style:font-size-asian="8pt" style:font-size-complex="8pt"/>
    </style:style>
    <style:style style:name="T20" style:parent-style-name="Standardskriftforavsnitt" style:family="text">
      <style:text-properties fo:font-size="8pt" style:font-size-asian="8pt" style:font-size-complex="8pt"/>
    </style:style>
    <style:style style:name="T21" style:parent-style-name="Standardskriftforavsnitt" style:family="text">
      <style:text-properties fo:font-size="8pt" style:font-size-asian="8pt" style:font-size-complex="8pt"/>
    </style:style>
    <style:style style:name="P22" style:parent-style-name="Listeavsnitt" style:list-style-name="LFO1" style:family="paragraph"/>
    <style:style style:name="P23" style:parent-style-name="Listeavsnitt" style:list-style-name="LFO1" style:family="paragraph"/>
    <style:style style:name="P24" style:parent-style-name="Listeavsnitt" style:list-style-name="LFO1" style:family="paragraph"/>
    <style:style style:name="T25" style:parent-style-name="Standardskriftforavsnitt" style:family="text">
      <style:text-properties fo:language="en" fo:country="US"/>
    </style:style>
    <style:style style:name="T26" style:parent-style-name="Standardskriftforavsnitt" style:family="text">
      <style:text-properties fo:language="en" fo:country="US"/>
    </style:style>
    <style:style style:name="P27" style:parent-style-name="Listeavsnitt" style:list-style-name="LFO1" style:family="paragraph"/>
    <style:style style:name="P28" style:parent-style-name="Listeavsnitt" style:list-style-name="LFO1" style:family="paragraph"/>
    <style:style style:name="P29" style:parent-style-name="Listeavsnitt" style:list-style-name="LFO2" style:family="paragraph"/>
    <style:style style:name="P30" style:parent-style-name="Listeavsnitt" style:list-style-name="LFO2" style:family="paragraph"/>
    <style:style style:name="P31" style:parent-style-name="Listeavsnitt" style:list-style-name="LFO2" style:family="paragraph"/>
    <style:style style:name="P32" style:parent-style-name="Listeavsnitt" style:list-style-name="LFO2" style:family="paragraph"/>
    <style:style style:name="P33" style:parent-style-name="Listeavsnitt" style:list-style-name="LFO2" style:family="paragraph"/>
    <style:style style:name="P34" style:parent-style-name="Listeavsnitt" style:list-style-name="LFO2" style:family="paragraph"/>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Veiledning for bruk av Lorakon instrumentering</text:p>
      <text:list text:style-name="LFO1" text:continue-numbering="true">
        <text:list-item>
          <text:p text:style-name="P2">Start<text:s/>Genie-2000</text:p>
        </text:list-item>
        <text:list-item>
          <text:p text:style-name="P3">Åpne detektoren</text:p>
          <text:list text:continue-numbering="true">
            <text:list-item>
              <text:p text:style-name="P4">Velg ”File – Open Datasource</text:p>
            </text:list-item>
            <text:list-item>
              <text:p text:style-name="P5">Velg<text:s/>”Detector” og klikk på<text:s/>”Open”</text:p>
            </text:list-item>
          </text:list>
        </text:list-item>
        <text:list-item>
          <text:p text:style-name="P6">Dersom høyspenningen ikke er på, sett på høyspenning<text:s/>på detektoren</text:p>
          <text:list text:continue-numbering="true">
            <text:list-item>
              <text:p text:style-name="P7">Velg<text:s/>”MCA”<text:s/>–<text:s/>”Adjust”, klikk<text:s/>”HVPS”</text:p>
            </text:list-item>
            <text:list-item>
              <text:p text:style-name="P8"><text:span text:style-name="T9">Legg inn rett høyspenning for detektoren</text:span><text:span text:style-name="T10"><text:s/>i feltet<text:s/></text:span>”Voltage”, og klikk ”OK”</text:p>
            </text:list-item>
            <text:list-item>
              <text:p text:style-name="P11">Klikk ”On” og ”Exit”.</text:p>
            </text:list-item>
          </text:list>
        </text:list-item>
        <text:list-item>
          <text:p text:style-name="P12">Dersom<text:s/>instrumentet<text:s/>ikke er brukt<text:s/>samme dag, sjekk at Cs-137 toppen er i rett kanal med en punktkilde.</text:p>
          <text:list text:continue-numbering="true">
            <text:list-item>
              <text:p text:style-name="P13">Målingen kan startes ved å benytte knappen<text:s/><draw:frame draw:style-name="a0" draw:name="Bilde 1" text:anchor-type="as-char" svg:x="0in" svg:y="0in" svg:width="0.32552in" svg:height="0.3125in" style:rel-width="scale" style:rel-height="scale"><draw:image xlink:href="media/image1.jpg" xlink:type="simple" xlink:show="embed" xlink:actuate="onLoad"/><svg:title/><svg:desc/></draw:frame>, eller via menyen<text:s/>”MCA” og ”Acquire Start”</text:p>
            </text:list-item>
            <text:list-item>
              <text:p text:style-name="P14">Dersom toppen ikke har sitt maksimum i 440 ± 5, se brukermanual for hvordan man<text:s/>endrer forsterkningen</text:p>
            </text:list-item>
            <text:list-item>
              <text:p text:style-name="P15">Det er ikke nødvendig å lagre dette spekteret.</text:p>
            </text:list-item>
            <text:list-item>
              <text:p text:style-name="P16">Målingen stoppes ved å benytte knappen<text:s/><draw:frame draw:style-name="a1" draw:name="Bilde 2" text:anchor-type="as-char" svg:x="0in" svg:y="0in" svg:width="0.28276in" svg:height="0.28276in" style:rel-width="scale" style:rel-height="scale"><draw:image xlink:href="media/image2.jpg" xlink:type="simple" xlink:show="embed" xlink:actuate="onLoad"/><svg:title/><svg:desc/></draw:frame>, eller via menyen ”MCA” og ”Acquire Stop”</text:p>
            </text:list-item>
          </text:list>
        </text:list-item>
        <text:list-item>
          <text:p text:style-name="P17">Dersom det ikke finnes en gyldig bakgrunnsmåling, sørg for at det ikke er noe prøvemateriale på detektoren og start en bakgrunnsmåling (A1).</text:p>
          <text:list text:continue-numbering="true">
            <text:list-item>
              <text:p text:style-name="P18">Lagre bakgrunnsspekteret med filnavnet bkg.cnf<text:span text:style-name="Fotnotereferanse"><text:note text:note-class="footnote" text:id="_ftn0"><text:note-citation>1</text:note-citation><text:note-body><text:p text:style-name="Fotnotetekst"><text:span text:style-name="T19"><text:s/></text:span><text:span text:style-name="T20">Overskriv eventuell eksisterende fil.<text:s/></text:span><text:span text:style-name="T21">Dersom denne filen ikke eksisterer, vil QA sjekk og måling av prøve feile</text:span></text:p></text:note-body></text:note></text:span><text:s/>i katalog<text:s/>C:\Genie2k\LORAKON\Gjeldende_bakgrunn</text:p>
            </text:list-item>
          </text:list>
        </text:list-item>
        <text:list-item>
          <text:p text:style-name="P22">Sett<text:s/>kontrollboksen på detektoren og start QA-måling<text:s/>(A2).</text:p>
          <text:list text:continue-numbering="true">
            <text:list-item>
              <text:p text:style-name="P23">Sjekk at QA-målingen gir rett svar, og at alle parametere er innenfor gitte rammer.</text:p>
            </text:list-item>
            <text:list-item>
              <text:p text:style-name="P24"><text:span text:style-name="T25">Viktigst er ”Decay c</text:span><text:span text:style-name="T26">orrected Activity”.<text:s/></text:span>Den viser om effektiviteten på detektoren fortsatt er gyldig.<text:s/></text:p>
            </text:list-item>
            <text:list-item>
              <text:p text:style-name="P27">Dersom en eller flere parametre er utenfor ønsket verdi, se<text:s/>brukermanual<text:s/>for hvordan dette kan justeres inn.</text:p>
            </text:list-item>
          </text:list>
        </text:list-item>
        <text:list-item>
          <text:p text:style-name="P28">Sett på prøvematerialet på detektoren og start måling<text:s/>(A3).</text:p>
        </text:list-item>
      </text:list>
      <text:p text:style-name="Normal">Vanlige feil<text:s/>(skal dette med her eller i brukermanualen?)</text:p>
      <text:list text:style-name="LFO2" text:continue-numbering="true">
        <text:list-item>
          <text:p text:style-name="P29">Analysesekvensen (gjelder A2 og A3) feiler: Sjekk at bkg.cnf filen eksisterer og ligger på rett plass. Hvis den ikke eksisterer, kjør en bakgrunnsmåling.</text:p>
        </text:list-item>
        <text:list-item>
          <text:p text:style-name="P30">Genie-2000 godtar ikke prøveinformasjonen som er lagt inn: Sjekk at det er lagt inn korrekte verdier og at alle påkrevde felt er fylt ut. Se brukermanual for hva som er påkrevet. Sjekk også mulig forveksling mellom komma og punktum i dato og vekt-feltene.</text:p>
        </text:list-item>
        <text:list-item>
          <text:p text:style-name="P31">Det kommer ikke noen tellinger i spekteret: Sjekk at høyspenningen er satt på.<text:s/></text:p>
        </text:list-item>
        <text:list-item>
          <text:p text:style-name="P32">”MCA”<text:s/>–<text:s/>”Adjust” menyen er ikke tilgjengelig: Sjekk at detektoren er valgt. Denne menyen er ikke tilgjengelig dersom man har åpnet en fil/spekter.</text:p>
        </text:list-item>
        <text:list-item>
          <text:p text:style-name="P33">Programmet gir feilmelding ”Questionable data” når detektoren åpnes:<text:s/></text:p>
        </text:list-item>
        <text:list-item>
          <text:p text:style-name="P34">Programmet gir feilmelding ”Hardware verification error” når detektoren åpnes:<tex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nb" style:country-asian="NO" style:language-complex="ar" style:country-complex="SA" style:text-combine="none" fo:hyphenate="true"/>
    </style:default-style>
    <style:style style:name="Normal" style:display-name="Normal" style:family="paragraph">
      <style:text-properties fo:hyphenate="false"/>
    </style:style>
    <style:style style:name="Standardskriftforavsnitt" style:display-name="Standardskrift for avsnitt" style:family="text"/>
    <style:style style:name="Listeavsnitt" style:display-name="Listeavsnitt" style:family="paragraph" style:parent-style-name="Normal">
      <style:paragraph-properties fo:margin-left="0.5in">
        <style:tab-stops/>
      </style:paragraph-properties>
      <style:text-properties fo:hyphenate="false"/>
    </style:style>
    <style:style style:name="Fotnotetekst" style:display-name="Fotnotetekst" style:family="paragraph" style:parent-style-name="Normal">
      <style:paragraph-properties fo:margin-bottom="0in" fo:line-height="100%"/>
      <style:text-properties fo:font-size="10pt" style:font-size-asian="10pt" style:font-size-complex="10pt" fo:hyphenate="false"/>
    </style:style>
    <style:style style:name="FotnotetekstTegn" style:display-name="Fotnotetekst Tegn" style:family="text" style:parent-style-name="Standardskriftforavsnitt">
      <style:text-properties fo:font-size="10pt" style:font-size-asian="10pt" style:font-size-complex="10pt"/>
    </style:style>
    <style:style style:name="Fotnotereferanse" style:display-name="Fotnotereferanse" style:family="text" style:parent-style-name="Standardskriftforavsnitt">
      <style:text-properties style:text-position="super 63.6%"/>
    </style:style>
    <style:style style:name="Bobletekst" style:display-name="Bobleteks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obletekstTegn" style:display-name="Bobletekst Tegn" style:family="text" style:parent-style-name="Standardskriftforavsnitt">
      <style:text-properties style:font-name="Tahoma" style:font-name-complex="Tahoma" fo:font-size="8pt" style:font-size-asian="8pt" style:font-size-complex="8pt"/>
    </style:style>
    <text:notes-configuration text:note-class="footnote" text:citation-style-name="Fotnotereferanse" text:citation-body-style-name="Fotnotereferans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n</meta:initial-creator>
    <dc:creator>Jon Drefvelin</dc:creator>
    <meta:creation-date>2016-05-10T07:38:00Z</meta:creation-date>
    <dc:date>2016-05-10T07:38:00Z</dc:date>
    <meta:template xlink:href="E765F18C.dotm" xlink:type="simple"/>
    <meta:editing-cycles>2</meta:editing-cycles>
    <meta:editing-duration>PT0S</meta:editing-duration>
    <meta:document-statistic meta:page-count="1" meta:paragraph-count="4" meta:word-count="359" meta:character-count="2260" meta:row-count="15" meta:non-whitespace-character-count="1905"/>
  </office:meta>
</office:document-meta>
</file>